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965" officeooo:paragraph-rsid="001a1965"/>
    </style:style>
    <style:style style:name="P2" style:family="paragraph" style:parent-style-name="Standard">
      <style:text-properties officeooo:rsid="001a1965" officeooo:paragraph-rsid="001aca75"/>
    </style:style>
    <style:style style:name="P3" style:family="paragraph" style:parent-style-name="Standard">
      <style:text-properties officeooo:rsid="001aca75" officeooo:paragraph-rsid="001aca75"/>
    </style:style>
    <style:style style:name="P4" style:family="paragraph" style:parent-style-name="Standard">
      <style:text-properties fo:font-weight="bold" officeooo:rsid="001a1965" officeooo:paragraph-rsid="001a1965" style:font-weight-asian="bold" style:font-weight-complex="bold"/>
    </style:style>
    <style:style style:name="T1" style:family="text">
      <style:text-properties officeooo:rsid="001ac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munikacja</text:p>
      <text:p text:style-name="P1"/>
      <text:p text:style-name="P1">Rozkaz numer 3</text:p>
      <text:p text:style-name="P1"/>
      <text:p text:style-name="P1">Struktura <text:span text:style-name="T1">danych do robota</text:span>:</text:p>
      <text:p text:style-name="P1">- <text:span text:style-name="T1">Uint16</text:span> – kod szybkich ustawień/interpretacji:</text:p>
      <text:p text:style-name="P1"><text:tab/>- bit 0: 1 – aktywne ustawienie prędkości, 0 – wyłączenie regulatorów napędu</text:p>
      <text:p text:style-name="P1"><text:tab/>- bit 1: 1 – załączenie wzmacniaczy mocy, 0 – odłączenie silników (praca jałowa)</text:p>
      <text:p text:style-name="P1"><text:tab/>- bit 2: 1 – aktualizacja odometrii, 0 – brak aktualizacji odometrii</text:p>
      <text:p text:style-name="P1">- <text:span text:style-name="T1">int16 – prędkość koła lewego w formacie 4.12</text:span></text:p>
      <text:p text:style-name="P2">- <text:span text:style-name="T1">int16 – prędkość koła prawego w formacie 4.12</text:span></text:p>
      <text:p text:style-name="P2">- <text:span text:style-name="T1">float – położenie x [m]</text:span></text:p>
      <text:p text:style-name="P2">- <text:span text:style-name="T1">float – położenie y [m]</text:span></text:p>
      <text:p text:style-name="P2">- <text:span text:style-name="T1">float – orientacja th [rad]</text:span></text:p>
      <text:p text:style-name="P2"/>
      <text:p text:style-name="P3">Struktura danych odpowiedzi:</text:p>
      <text:p text:style-name="P2">- <text:span text:style-name="T1">Uint16</text:span> – <text:span text:style-name="T1">status robota (jeszcze niezdefiniowany!)</text:span></text:p>
      <text:p text:style-name="P2">- <text:span text:style-name="T1">float – odometria x</text:span></text:p>
      <text:p text:style-name="P2">- <text:span text:style-name="T1">float – odometria y</text:span></text:p>
      <text:p text:style-name="P2">- <text:span text:style-name="T1">float – odometria th</text:span></text:p>
      <text:p text:style-name="P2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3:50:27.103000000</meta:creation-date>
    <dc:date>2014-10-02T23:57:57.514000000</dc:date>
    <meta:editing-duration>PT3M37S</meta:editing-duration>
    <meta:editing-cycles>3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18" meta:word-count="98" meta:character-count="642" meta:non-whitespace-character-count="541"/>
  </office:meta>
</office:document-meta>
</file>